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013" officeooo:paragraph-rsid="000b2013"/>
    </style:style>
    <style:style style:name="T1" style:family="text">
      <style:text-properties officeooo:rsid="000b62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bout My info :</text:p>
      <text:p text:style-name="P1"/>
      <text:p text:style-name="P1">my name is dnyaneshwar balaji khule <text:s text:c="2"/>besically belongs to nanded but i im currantly stying in pune </text:p>
      <text:p text:style-name="P1"/>
      <text:p text:style-name="P1">About my qulification : i im currantly purusing mca in indira clg.of engg.and mgmt,pune</text:p>
      <text:p text:style-name="P1"/>
      <text:p text:style-name="P1"/>
      <text:p text:style-name="P1">Hobbies <text:s/>: driving , kabbdi, cooking</text:p>
      <text:p text:style-name="P1"/>
      <text:p text:style-name="P1"/>
      <text:p text:style-name="P1">About my family background : we can total four member in my family including me </text:p>
      <text:p text:style-name="P1"/>
      <text:p text:style-name="P1">my father is farmer and my mother is housewife and al<text:span text:style-name="T1">so </text:span>supoort to the farming and my brother is currantly studing in gradu<text:span text:style-name="T1">ation</text:span></text:p>
      <text:p text:style-name="P1"/>
      <text:p text:style-name="P1"/>
      <text:p text:style-name="P1">contact mailid : <text:a xlink:type="simple" xlink:href="mailto:dnyaneshwarkhulepatil@gmail.com" text:style-name="Internet_20_link" text:visited-style-name="Visited_20_Internet_20_Link">dnyaneshwarkhulepatil@gmail.com</text:a></text:p>
      <text:p text:style-name="P1"/>
      <text:p text:style-name="P1"/>
      <text:p text:style-name="P1">mobail no : 9373175995</text:p>
      <text:p text:style-name="P1"/>
      <text:p text:style-name="P1"/>
      <text:p text:style-name="P1"/>
      <text:p text:style-name="P1"><text:s text:c="106"/>thanku </text:p>
      <text:p text:style-name="P1"/>
      <text:p text:style-name="P1"/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4:46:39.362087749</meta:creation-date>
    <dc:date>2021-02-15T15:01:38.954840573</dc:date>
    <meta:editing-duration>PT3M37S</meta:editing-duration>
    <meta:editing-cycles>1</meta:editing-cycles>
    <meta:document-statistic meta:table-count="0" meta:image-count="0" meta:object-count="0" meta:page-count="1" meta:paragraph-count="10" meta:word-count="88" meta:character-count="631" meta:non-whitespace-character-count="438"/>
    <meta:generator>LibreOffice/6.4.6.2$Linux_X86_64 LibreOffice_project/40$Build-2</meta:generator>
  </office:meta>
</office:document-meta>
</file>